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UMPHS (3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TRIUMPHS (30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nger (3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ease (3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eath (30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30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TRIUMPHS (30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TROUBLES (30:6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IDAVID'S TESTIMONY (30:4-5, 11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0 </dc:title>
    <meta:initial-creator>David STRICKLAND</meta:initial-creator>
    <dc:creator>David STRICKLAND</dc:creator>
    <meta:creation-date>2020-02-22T17:37:53Z</meta:creation-date>
    <dc:date>2020-02-22T17:37:53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